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9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5cm" svg:height="1.5cm" svg:x="3cm" svg:y="3cm">
          <text:p text:style-name="P1">DCD Hea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5cm" svg:height="1.5cm" svg:x="3cm" svg:y="4.5cm">
          <text:p text:style-name="P1">Compression 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5cm" svg:height="2cm" svg:x="3cm" svg:y="6cm">
          <text:p text:style-name="P1">Frame 1 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5cm" svg:height="4.1cm" svg:x="3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5cm" svg:height="2cm" svg:x="3cm" svg:y="8cm">
          <text:p text:style-name="P1">Frame 1 Compressed Dat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5cm" svg:height="2cm" svg:x="3cm" svg:y="10cm">
          <text:p text:style-name="P1">Frame 2 Hea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5cm" svg:height="2cm" svg:x="3cm" svg:y="12cm">
          <text:p text:style-name="P1">Frame 2 Compressed Dat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5cm" svg:height="2cm" svg:x="3cm" svg:y="14cm">
          <text:p text:style-name="P1">.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5cm" svg:height="2cm" svg:x="3cm" svg:y="1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5cm" svg:height="2cm" svg:x="3cm" svg:y="18cm">
          <text:p text:style-name="P1">Frame N Hea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5cm" svg:height="2cm" svg:x="3cm" svg:y="20cm">
          <text:p text:style-name="P1">Frame N Compressed Da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12:40:19</meta:creation-date>
    <dc:date>2009-10-25T15:36:54</dc:date>
    <meta:editing-duration>PT00H26M15S</meta:editing-duration>
    <meta:editing-cycles>1</meta:editing-cycles>
    <meta:generator>OpenOffice.org/3.0$Linux OpenOffice.org_project/300m15$Build-9379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